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paragraph-rsid="000ad379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 style:writing-mode="rl-tb"/>
      <style:text-properties fo:font-size="15pt" style:text-underline-style="solid" style:text-underline-width="auto" style:text-underline-color="font-color" officeooo:rsid="000ab15c" officeooo:paragraph-rsid="000ab15c" style:font-size-asian="13.1000003814697pt" style:font-size-complex="15pt"/>
    </style:style>
    <style:style style:name="P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12pt" style:text-underline-style="none" officeooo:rsid="000ab15c" officeooo:paragraph-rsid="000ab15c" style:font-size-asian="10.5pt" style:font-size-complex="12pt"/>
    </style:style>
    <style:style style:name="P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12pt" style:text-underline-style="none" officeooo:rsid="000ad379" officeooo:paragraph-rsid="000ad379" style:font-size-asian="10.5pt" style:font-size-complex="12pt"/>
    </style:style>
    <style:style style:name="P5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12pt" style:text-underline-style="none" officeooo:rsid="000c9419" officeooo:paragraph-rsid="000c9419" style:font-size-asian="10.5pt" style:font-size-complex="12pt"/>
    </style:style>
    <style:style style:name="P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12pt" style:text-underline-style="none" officeooo:rsid="000d9c28" officeooo:paragraph-rsid="000d9c28" style:font-size-asian="10.5pt" style:font-size-complex="12pt"/>
    </style:style>
    <style:style style:name="T1" style:family="text">
      <style:text-properties officeooo:rsid="000bac42"/>
    </style:style>
    <style:style style:name="T2" style:family="text">
      <style:text-properties officeooo:rsid="000c9419"/>
    </style:style>
    <style:style style:name="T3" style:family="text">
      <style:text-properties fo:font-size="12pt" style:text-underline-style="none" officeooo:rsid="000ad379" style:font-size-asian="10.5pt" style:font-size-complex="12pt"/>
    </style:style>
    <style:style style:name="T4" style:family="text">
      <style:text-properties fo:font-size="12pt" style:text-underline-style="none" officeooo:rsid="000c9419" style:font-size-asian="10.5pt" style:font-size-complex="12pt"/>
    </style:style>
    <style:style style:name="T5" style:family="text">
      <style:text-properties fo:font-size="12pt" style:text-underline-style="none" fo:font-weight="bold" officeooo:rsid="000ad379" style:font-size-asian="10.5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תרגיל בית 3 – חלק יבש</text:p>
      <text:p text:style-name="P2"/>
      <text:p text:style-name="P3"><text:span text:style-name="T6">1.</text:span> כן. מקרה זה קורה כאשר כל הקלאסטרים מכילים נקודה בודדת ועל כן מיקומה הינו מרכז אותו קלאסטר ועל כ<text:span text:style-name="T1">ן</text:span> כל החישובים הינם מרחק של נקודה מעצמה ולכן סכומן יהיה שווה לאפס.</text:p>
      <text:p text:style-name="P3"/>
      <text:p text:style-name="P1"><text:span text:style-name="T5">2.1</text:span><text:span text:style-name="T3"> </text:span><text:span text:style-name="T4">אם נסווג את כל המסמכים כלא רלוונטיים אזי ערך ה-accuracy יהיה מקסימלי.</text:span></text:p>
      <text:p text:style-name="P4"/>
      <text:p text:style-name="P4"><text:span text:style-name="T6">2.2</text:span> <text:span text:style-name="T1">ערך ה-accuracy מטעה מאחר והשיוך נעשה באופן שכל המסמכים מוגדרים כלא רלוונטיים.<text:line-break/>במקרה כזה, </text:span><text:span text:style-name="T2">ערך ה-recall יהיה 100% אבל ערך הprecision עלול להיות נמוך, ככל שיימצאו מסמכים שבאמת רלוונטיים במאגר.</text:span></text:p>
      <text:p text:style-name="P5"/>
      <text:p text:style-name="P6"><text:span text:style-name="T6">מגישים:</text:span> שלום מעודה – 206320772, אליהו ישראל עמר - 329803506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iberation Serif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iberation Serif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erif2" style:font-family-complex="'Liberation Serif'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iberation Serif2" style:font-family-complex="'Liberation Serif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erif2" style:font-family-complex="'Liberation Serif'" style:font-family-generic-complex="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6T17:34:28.400954845</meta:creation-date>
    <dc:date>2021-06-16T19:02:13.331996571</dc:date>
    <meta:editing-duration>PT11M57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5" meta:word-count="90" meta:character-count="509" meta:non-whitespace-character-count="422"/>
  </office:meta>
</office:document-meta>
</file>